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7fddc" officeooo:paragraph-rsid="0007fddc"/>
    </style:style>
    <style:style style:name="P2" style:family="paragraph" style:parent-style-name="Standard" style:list-style-name="L1">
      <style:text-properties officeooo:rsid="0007fddc" officeooo:paragraph-rsid="0007fddc"/>
    </style:style>
    <style:style style:name="P3" style:family="paragraph" style:parent-style-name="Standard" style:list-style-name="L2">
      <style:text-properties officeooo:rsid="0007fddc" officeooo:paragraph-rsid="0007fddc"/>
    </style:style>
    <style:style style:name="P4" style:family="paragraph" style:parent-style-name="Standard" style:list-style-name="L3">
      <style:text-properties officeooo:rsid="0007fddc" officeooo:paragraph-rsid="0007fddc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7fddc" officeooo:paragraph-rsid="0007fddc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Hardware-Checkliste Abschlusspräsentation</text:p>
      <text:p text:style-name="P1"/>
      <text:p text:style-name="P1">Laptops (können alle HDMI?):</text:p>
      <text:list xml:id="list5946854191626595411" text:style-name="L1">
        <text:list-item>
          <text:p text:style-name="P2">EEG-Daten-Sender: Fohl 1</text:p>
        </text:list-item>
        <text:list-item>
          <text:p text:style-name="P2">Torcs: Florians</text:p>
        </text:list-item>
        <text:list-item>
          <text:p text:style-name="P2">Csound: Herrn Fohls</text:p>
        </text:list-item>
        <text:list-item>
          <text:p text:style-name="P2">Präsentationsfolien: ?</text:p>
        </text:list-item>
        <text:list-item>
          <text:p text:style-name="P2">Gitarre: Mohammeds</text:p>
        </text:list-item>
      </text:list>
      <text:p text:style-name="P1"/>
      <text:p text:style-name="P1">Router:</text:p>
      <text:list xml:id="list3999246315650947477" text:style-name="L2">
        <text:list-item>
          <text:p text:style-name="P3">„FRITZ!BOX Fon WLAN 7113“ - <text:s/>Passwort: 1446939595835467</text:p>
        </text:list-item>
      </text:list>
      <text:p text:style-name="P1"/>
      <text:p text:style-name="P1">Kabel:</text:p>
      <text:list xml:id="list6609416712316579359" text:style-name="L3">
        <text:list-item>
          <text:p text:style-name="P4">mindestens 4 Steckdosen gleichzeitig (Router und 2 Rechner) – besser vorher Akkus laden</text:p>
        </text:list-item>
        <text:list-item>
          <text:p text:style-name="P4">Audio allgemein: Miniklinke auf Steinberg-Anlage (letztes Mal war etwas vorhanden)</text:p>
        </text:list-item>
        <text:list-item>
          <text:p text:style-name="P4">Audio Mohammed: „alles mögliche, ich kümmere mich selbst drum“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3T08:31:16.985635000</meta:creation-date>
    <dc:date>2014-01-13T08:43:22.349836000</dc:date>
    <meta:editing-duration>P0D</meta:editing-duration>
    <meta:editing-cycles>1</meta:editing-cycles>
    <meta:document-statistic meta:table-count="0" meta:image-count="0" meta:object-count="0" meta:page-count="1" meta:paragraph-count="13" meta:word-count="67" meta:character-count="484" meta:non-whitespace-character-count="437"/>
    <meta:generator>LibreOffice/4.1.4.2$MacOSX_x86 LibreOffice_project/0a0440ccc0227ad9829de5f46be37cfb6edcf72</meta:generator>
  </office:meta>
</office:document-meta>
</file>